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 -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3"/>
          <table:table-cell table:style-name="Default"/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table:style-name="Default" office:value-type="string" calcext:value-type="string">
            <text:p>Execution Times</text:p>
          </table:table-cell>
          <table:table-cell office:value-type="string" calcext:value-type="string">
            <text:p>Energy Consum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92" calcext:value-type="float">
            <text:p>2992</text:p>
          </table:table-cell>
          <table:table-cell office:value-type="float" office:value="26102.3988409091" calcext:value-type="float">
            <text:p>26102.39884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97" calcext:value-type="float">
            <text:p>8597</text:p>
          </table:table-cell>
          <table:table-cell office:value-type="float" office:value="26135.430453125" calcext:value-type="float">
            <text:p>26135.43045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690" calcext:value-type="float">
            <text:p>34690</text:p>
          </table:table-cell>
          <table:table-cell office:value-type="float" office:value="26152.7327261905" calcext:value-type="float">
            <text:p>26152.7327261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711" calcext:value-type="float">
            <text:p>60711</text:p>
          </table:table-cell>
          <table:table-cell office:value-type="float" office:value="26163.3802788462" calcext:value-type="float">
            <text:p>26163.38027884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439" calcext:value-type="float">
            <text:p>76439</text:p>
          </table:table-cell>
          <table:table-cell office:value-type="float" office:value="26170.5931370968" calcext:value-type="float">
            <text:p>26170.59313709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1515" calcext:value-type="float">
            <text:p>121515</text:p>
          </table:table-cell>
          <table:table-cell office:value-type="float" office:value="26175.8024236111" calcext:value-type="float">
            <text:p>26175.8024236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1238" calcext:value-type="float">
            <text:p>661238</text:p>
          </table:table-cell>
          <table:table-cell office:value-type="float" office:value="26185.3017107843" calcext:value-type="float">
            <text:p>26185.3017107843</text:p>
          </table:table-cell>
        </table:table-row>
      </table:table>
      <table:table table:name="1-10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ECUTION TIME : 29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oTSensor ---&gt; 0.66250000000002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0:.E30])" office:value-type="float" office:value="26102.3988409091" calcext:value-type="float">
            <text:p>26102.39884090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7.591" calcext:value-type="float">
            <text:p>26207.5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1-15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ECUTION TIME : 859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oTSensor ---&gt; 0.97500000000002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0:.E35])" office:value-type="float" office:value="26135.430453125" calcext:value-type="float">
            <text:p>26135.430453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7.591" calcext:value-type="float">
            <text:p>26207.5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1-20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ECUTION TIME : 346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oTSensor ---&gt; 1.28750000000002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formula="of:=AVERAGE([.E20:.E40])" office:value-type="float" office:value="26152.7327261905" calcext:value-type="float">
            <text:p>26152.73272619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7.591" calcext:value-type="float">
            <text:p>26207.5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1-25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607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1.6000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formula="of:=AVERAGE([.E20:.E45])" office:value-type="float" office:value="26163.3802788461" calcext:value-type="float">
            <text:p>26163.38027884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1-30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764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1.9125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formula="of:=AVERAGE([.E20:.E50])" office:value-type="float" office:value="26170.5931370968" calcext:value-type="float">
            <text:p>26170.59313709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1-35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1215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2.2250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 table:formula="of:=AVERAGE([.E20:.E55])" office:value-type="float" office:value="26175.8024236111" calcext:value-type="float">
            <text:p>26175.8024236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1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1-50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6612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3.1000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 table:formula="of:=AVERAGE([.E20:.E70])" office:value-type="float" office:value="26185.3017107843" calcext:value-type="float">
            <text:p>26185.3017107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6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2-3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10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242.049999999999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wData ---&gt; 234.70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sultData ---&gt; 0.84999999999999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0.412500000000022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oreData ---&gt; 0.28741071428572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17779.38125" calcext:value-type="float">
            <text:p>417779.381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 table:formula="of:=AVERAGE([.E23:.E31])" office:value-type="float" office:value="25899.6974722222" calcext:value-type="float">
            <text:p>25899.69747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25773.3" calcext:value-type="float">
            <text:p>25773.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36" calcext:value-type="float">
            <text:p>36</text:p>
          </table:table-cell>
          <table:table-cell/>
        </table:table-row>
      </table:table>
      <table:table table:name="2-5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29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0.6625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 table:formula="of:=AVERAGE([.E20:.E31])" office:value-type="float" office:value="26013.0314375" calcext:value-type="float">
            <text:p>26013.031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2-10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338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1.2875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formula="of:=AVERAGE([.E20:.E41])" office:value-type="float" office:value="26101.6989659091" calcext:value-type="float">
            <text:p>26101.69896590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6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2-15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754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1.9125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formula="of:=AVERAGE([.E20:.E51])" office:value-type="float" office:value="26134.9492890625" calcext:value-type="float">
            <text:p>26134.94928906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1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3-3" table:style-name="ta1"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ECUTION TIME : 25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oTSensor ---&gt; 0.60000000000002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402879.910714286" calcext:value-type="float">
            <text:p>402879.9107142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formula="of:=AVERAGE([.E20:.E31])" office:value-type="float" office:value="25914.8556041667" calcext:value-type="float">
            <text:p>25914.8556041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</text:p>
          </table:table-cell>
          <table:table-cell office:value-type="float" office:value="26207.591" calcext:value-type="float">
            <text:p>26207.59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2 : Energy Consumed </text:p>
          </table:table-cell>
          <table:table-cell office:value-type="float" office:value="25029.99" calcext:value-type="float">
            <text:p>25029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2-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2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2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2:17:40.506694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9:55:11.448148591</meta:creation-date>
    <dc:date>2018-10-22T22:18:07.057935330</dc:date>
    <meta:editing-duration>PT17M45S</meta:editing-duration>
    <meta:editing-cycles>3</meta:editing-cycles>
    <meta:generator>LibreOffice/6.1.1.2$Linux_X86_64 LibreOffice_project/10$Build-2</meta:generator>
    <meta:document-statistic meta:table-count="13" meta:cell-count="823" meta:object-count="0"/>
  </office:meta>
</office:document-meta>
</file>